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2.102cm" fo:min-width="18.316cm"/>
      <style:paragraph-properties style:writing-mode="lr-tb"/>
    </style:style>
    <style:style style:name="gr2" style:family="graphic" style:parent-style-name="standard">
      <style:graphic-properties svg:stroke-color="#ff0000" draw:fill="solid" draw:fill-color="#ffd7d7" draw:textarea-horizontal-align="justify" draw:textarea-vertical-align="middle" draw:auto-grow-height="false" fo:min-height="0.385cm" fo:min-width="2.04cm"/>
      <style:paragraph-properties style:writing-mode="lr-tb"/>
    </style:style>
    <style:style style:name="gr3" style:family="graphic" style:parent-style-name="standard">
      <style:graphic-properties svg:stroke-color="#ff0000" draw:fill-color="#ffd7d7" draw:textarea-horizontal-align="justify" draw:textarea-vertical-align="middle" draw:auto-grow-height="false" fo:min-height="0.385cm" fo:min-width="14.74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385cm" fo:min-width="0.77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stroke-linejoin="bevel" svg:stroke-linecap="round" draw:fill="gradient" draw:fill-color="#ffff00" draw:fill-gradient-name="Gradient_20_6" draw:textarea-horizontal-align="justify" draw:textarea-vertical-align="middle" draw:auto-grow-height="false" fo:min-height="0.385cm" fo:min-width="3.31cm" fo:padding-top="0.142cm" fo:padding-bottom="0.142cm" fo:padding-left="0.267cm" fo:padding-right="0.267cm" draw:shadow="visible" draw:shadow-offset-x="0.106cm" draw:shadow-offset-y="0.106cm" draw:shadow-color="#ff0000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85cm" fo:min-width="3.31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0.385cm" fo:min-width="3.31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fill-color="#dde8cb" draw:textarea-horizontal-align="justify" draw:textarea-vertical-align="middle" draw:auto-grow-height="false" fo:min-height="0.385cm" fo:min-width="0.77cm"/>
      <style:paragraph-properties style:writing-mode="lr-tb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385cm" fo:min-width="1.405cm"/>
      <style:paragraph-properties style:writing-mode="lr-tb"/>
    </style:style>
    <style:style style:name="gr11" style:family="graphic" style:parent-style-name="standard">
      <style:graphic-properties draw:fill-color="#f6f9d4" draw:textarea-horizontal-align="justify" draw:textarea-vertical-align="middle" draw:auto-grow-height="false" fo:min-height="0.385cm" fo:min-width="0.77cm"/>
      <style:paragraph-properties style:writing-mode="lr-tb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0.385cm" fo:min-width="3.31cm"/>
      <style:paragraph-properties style:writing-mode="lr-tb"/>
    </style:style>
    <style:style style:name="gr13" style:family="graphic" style:parent-style-name="standard">
      <style:graphic-properties draw:opacity="100%" draw:opacity-name="Transparency_20_3" draw:textarea-horizontal-align="justify" draw:textarea-vertical-align="middle" draw:auto-grow-height="false" fo:min-height="2.738cm" fo:min-width="1.778cm"/>
      <style:paragraph-properties style:writing-mode="lr-tb"/>
    </style:style>
    <style:style style:name="gr14" style:family="graphic" style:parent-style-name="standard">
      <style:graphic-properties draw:opacity="100%" draw:opacity-name="Transparency_20_3" draw:textarea-horizontal-align="justify" draw:textarea-vertical-align="middle" draw:auto-grow-height="false" fo:min-height="1.936cm" fo:min-width="1.166cm"/>
      <style:paragraph-properties style:writing-mode="lr-tb"/>
    </style:style>
    <style:style style:name="gr15" style:family="graphic" style:parent-style-name="standard">
      <style:graphic-properties draw:fill="gradient" draw:fill-gradient-name="Gradient_20_10" draw:textarea-horizontal-align="justify" draw:textarea-vertical-align="middle" draw:auto-grow-height="false" fo:min-height="1.02cm" fo:min-width="13.47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solid" draw:textarea-vertical-align="middle"/>
    </style:style>
    <style:style style:name="gr17" style:family="graphic" style:parent-style-name="objectwithoutfill">
      <style:graphic-properties draw:marker-end="Arrowheads_20_2" draw:marker-end-width="0.3cm" draw:fill="solid" draw:textarea-vertical-align="middle"/>
    </style:style>
    <style:style style:name="gr18" style:family="graphic" style:parent-style-name="objectwithoutfill">
      <style:graphic-properties draw:marker-end="Arrowheads_20_3" draw:marker-end-width="0.3cm" draw:fill="solid" draw:textarea-vertical-align="middle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</style:style>
    <style:style style:name="gr20" style:family="graphic" style:parent-style-name="standard">
      <style:graphic-properties draw:fill-color="#ffffd7" draw:textarea-horizontal-align="justify" draw:textarea-vertical-align="middle" draw:auto-grow-height="false" fo:min-height="0.896cm" fo:min-width="9.53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96cm" fo:min-width="5.726cm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23" style:family="graphic" style:parent-style-name="standard">
      <style:graphic-properties draw:fill-color="#ffb66c" draw:textarea-horizontal-align="justify" draw:textarea-vertical-align="middle" draw:auto-grow-height="false" fo:min-height="2.102cm" fo:min-width="17.14cm"/>
      <style:paragraph-properties style:writing-mode="lr-tb"/>
    </style:style>
    <style:style style:name="gr24" style:family="graphic" style:parent-style-name="standard">
      <style:graphic-properties svg:stroke-color="#000000" draw:fill-color="#ffa6a6" draw:textarea-horizontal-align="justify" draw:textarea-vertical-align="middle" draw:auto-grow-height="false" fo:min-height="1.02cm" fo:min-width="5.85cm"/>
      <style:paragraph-properties style:writing-mode="lr-tb"/>
    </style:style>
    <style:style style:name="gr25" style:family="graphic" style:parent-style-name="standard">
      <style:graphic-properties svg:stroke-color="#000000" draw:fill-color="#ec9ba4" draw:textarea-horizontal-align="justify" draw:textarea-vertical-align="middle" draw:auto-grow-height="false" fo:min-height="1.02cm" fo:min-width="5.85cm"/>
      <style:paragraph-properties style:writing-mode="lr-tb"/>
    </style:style>
    <style:style style:name="gr26" style:family="graphic" style:parent-style-name="standard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7" style:family="graphic" style:parent-style-name="standard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30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42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44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9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50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51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5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53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5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55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56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P1" style:family="paragraph"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81d41a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00"/>
      <style:paragraph-properties fo:text-align="center" style:writing-mode="lr-tb"/>
    </style:style>
    <style:style style:name="P8" style:family="paragraph">
      <loext:graphic-properties draw:fill="gradient" draw:fill-color="#ffff00" draw:fill-gradient-name="Gradient_20_6"/>
      <style:paragraph-properties fo:text-align="center" style:writing-mode="lr-tb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loext:graphic-properties draw:fill-color="#ffffd7"/>
      <style:paragraph-properties fo:text-align="center" style:writing-mode="lr-tb"/>
    </style:style>
    <style:style style:name="P12" style:family="paragraph">
      <loext:graphic-properties draw:fill-color="#f6f9d4"/>
      <style:paragraph-properties fo:text-align="center" style:writing-mode="lr-tb"/>
    </style:style>
    <style:style style:name="P13" style:family="paragraph">
      <loext:graphic-properties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opacity="100%" draw:opacity-name="Transparency_20_3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text-shadow="1pt 1pt" fo:font-weight="bold" style:font-weight-asian="bold" style:font-weight-complex="bold"/>
    </style:style>
    <style:style style:name="P16" style:family="paragraph">
      <loext:graphic-properties draw:fill="gradient" draw:fill-gradient-name="Gradient_20_10"/>
      <style:paragraph-properties fo:text-align="center" style:writing-mode="lr-tb"/>
      <style:text-properties fo:text-shadow="1pt 1pt" fo:font-weight="bold" style:font-weight-asian="bold" style:font-weight-complex="bold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ffff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-color="#ffb66c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fa6a6"/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-color="#ec9ba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-color="#afd095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ffa6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9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-color="#ffffa6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4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5" style:family="paragraph"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36" style:family="paragraph">
      <loext:graphic-properties draw:fill-color="#afd095"/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37" style:family="paragraph"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8" style:family="paragraph">
      <loext:graphic-properties draw:fill-color="#afd095"/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-color="#ffffa6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42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4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0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1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3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56" style:family="paragraph">
      <loext:graphic-properties draw:fill-color="#ffffa6"/>
      <style:paragraph-properties fo:text-align="center" style:writing-mode="lr-tb"/>
      <style:text-properties fo:font-weight="bold" style:font-weight-asian="bold" style:font-weight-complex="bold"/>
    </style:style>
    <style:style style:name="P57" style:family="paragraph">
      <loext:graphic-properties draw:fill-color="#afd095"/>
      <style:paragraph-properties fo:text-align="center" style:writing-mode="lr-tb"/>
    </style:style>
    <style:style style:name="P58" style:family="paragraph"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ec9ba4"/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61" style:family="paragraph">
      <loext:graphic-properties draw:fill-color="#ffffa6"/>
      <style:paragraph-properties fo:text-align="center" style:writing-mode="lr-tb"/>
    </style:style>
    <style:style style:name="P62" style:family="paragraph">
      <style:paragraph-properties fo:text-align="center"/>
    </style:style>
    <style:style style:name="P63" style:family="paragraph">
      <loext:graphic-properties draw:fill-color="#ffffa6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loext:graphic-properties draw:fill-color="#ffb66c"/>
      <style:paragraph-properties fo:text-align="center" style:writing-mode="lr-tb"/>
    </style:style>
    <style:style style:name="P66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67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8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9" style:family="paragraph">
      <style:paragraph-properties fo:text-align="center" style:writing-mode="lr-tb"/>
      <style:text-properties fo:font-size="18pt"/>
    </style:style>
    <style:style style:name="P70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71" style:family="paragraph">
      <loext:graphic-properties draw:fill="solid" draw:fill-color="#ffa6a6"/>
      <style:paragraph-properties fo:text-align="center" style:writing-mode="lr-tb"/>
      <style:text-properties fo:font-size="18pt"/>
    </style:style>
    <style:style style:name="P72" style:family="paragraph">
      <loext:graphic-properties draw:fill="solid" draw:fill-color="#b4c7dc"/>
      <style:paragraph-properties fo:text-align="center"/>
    </style:style>
    <style:style style:name="P73" style:family="paragraph">
      <loext:graphic-properties draw:fill="solid" draw:fill-color="#ffa6a6"/>
      <style:paragraph-properties fo:text-align="center"/>
    </style:style>
    <style:style style:name="P74" style:family="paragraph">
      <loext:graphic-properties draw:fill="solid" draw:fill-color="#ffff00"/>
      <style:paragraph-properties style:writing-mode="lr-tb"/>
      <style:text-properties fo:font-size="18pt"/>
    </style:style>
    <style:style style:name="P75" style:family="paragraph">
      <style:paragraph-properties fo:text-align="center" style:writing-mode="lr-tb"/>
      <style:text-properties fo:font-size="16pt" fo:font-weight="bold" style:font-weight-asian="bold" style:font-weight-complex="bold"/>
    </style:style>
    <style:style style:name="P76" style:family="paragraph">
      <loext:graphic-properties draw:fill="solid" draw:fill-color="#ffd7d7"/>
      <style:paragraph-properties fo:text-align="center" style:writing-mode="lr-tb"/>
      <style:text-properties fo:font-size="16pt" fo:font-weight="bold" style:font-weight-asian="bold" style:font-weight-complex="bold"/>
    </style:style>
    <style:style style:name="T1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20pt" fo:font-weight="normal" style:font-size-asian="20pt" style:font-weight-asian="bold" style:font-size-complex="20pt" style:font-weight-complex="bold"/>
    </style:style>
    <style:style style:name="T17" style:family="text">
      <style:text-properties fo:font-size="14pt" fo:font-weight="normal" style:font-size-asian="14pt" style:font-weight-asian="bold" style:font-size-complex="14pt" style:font-weight-complex="bold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17pt" fo:font-weight="normal" style:font-size-asian="17pt" style:font-weight-asian="bold" style:font-size-complex="17pt" style:font-weight-complex="bold"/>
    </style:style>
    <style:style style:name="T20" style:family="text">
      <style:text-properties fo:font-size="17pt" fo:font-weight="bold" style:font-size-asian="17pt" style:font-weight-asian="bold" style:font-size-complex="17pt" style:font-weight-complex="bold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20pt" fo:font-weight="bold" style:font-size-asian="18pt" style:font-weight-asian="bold" style:font-size-complex="18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8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.5pt" style:font-size-asian="10.5pt" style:font-size-complex="10.5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2.54cm" svg:x="3.541cm" svg:y="2.271cm">
          <text:p text:style-name="P1"><text:span text:style-name="T1">YesFS file system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2.54cm" svg:height="0.635cm" svg:x="23.352cm" svg:y="1.254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1.27cm" svg:height="0.635cm" svg:x="13.065cm" svg:y="5.445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1cm" svg:height="0.635cm" svg:x="18.78cm" svg:y="5.445cm">
          <text:p text:style-name="P6">Tena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3.81cm" svg:height="0.635cm" svg:x="3.54cm" svg:y="6.715cm">
          <text:p text:style-name="P6">YesFs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3.81cm" svg:height="0.635cm" svg:x="8.62cm" svg:y="6.715cm">
          <text:p text:style-name="P6">Tenant1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3.81cm" svg:height="0.635cm" svg:x="13.7cm" svg:y="6.715cm">
          <text:p text:style-name="P6">Tenant2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3.81cm" svg:height="0.635cm" svg:x="18.78cm" svg:y="6.715cm">
          <text:p text:style-name="P6">Tenant3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8.62cm" svg:y="7.985cm">
          <text:p text:style-name="P6"><text:span text:style-name="T4">Whois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0.635cm" svg:x="11.128cm" svg:y="7.985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13.7cm" svg:y="7.985cm">
          <text:p text:style-name="P6"><text:span text:style-name="T4">Whois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0.635cm" svg:x="16.24cm" svg:y="7.985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18.78cm" svg:y="7.985cm">
          <text:p text:style-name="P6"><text:span text:style-name="T4">Whois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0.635cm" svg:x="21.32cm" svg:y="7.985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5cm" svg:height="0.635cm" svg:x="3.54cm" svg:y="7.985cm">
          <text:p text:style-name="P6"><text:span text:style-name="T4">Whois1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27cm" svg:height="0.635cm" svg:x="6.08cm" svg:y="7.985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81cm" svg:height="0.635cm" svg:x="3.54cm" svg:y="9.89cm">
          <text:p text:style-name="P3"><text:span text:style-name="T5">hash2nu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81cm" svg:height="0.635cm" svg:x="3.54cm" svg:y="10.525cm">
          <text:p text:style-name="P3"><text:span text:style-name="T5">num2h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81cm" svg:height="0.635cm" svg:x="3.54cm" svg:y="11.16cm">
          <text:p text:style-name="P3"><text:span text:style-name="T5">num2bi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81cm" svg:height="0.635cm" svg:x="3.54cm" svg:y="11.795cm">
          <text:p text:style-name="P3"><text:span text:style-name="T5">num2hexdigi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81cm" svg:height="0.635cm" svg:x="3.54cm" svg:y="13.065cm">
          <text:p text:style-name="P3"><text:span text:style-name="T5">tenantli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81cm" svg:height="0.635cm" svg:x="3.54cm" svg:y="12.43cm">
          <text:p text:style-name="P3"><text:span text:style-name="T5">num2b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064cm" svg:height="5.334cm" svg:x="9.731cm" svg:y="7.985cm">
          <text:p/>
          <draw:enhanced-geometry svg:viewBox="0 0 21600 21600" draw:mirror-vertical="true" draw:glue-points="?f6 10800 10800 21600 ?f5 10800 10800 0" draw:text-areas="?f3 ?f3 ?f4 ?f4" draw:type="trapezoid" draw:modifiers="8321.180811808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4" draw:layer="layout" svg:width="4.064cm" svg:height="5.334cm" svg:x="19.898cm" svg:y="7.985cm">
          <text:p/>
          <draw:enhanced-geometry svg:viewBox="0 0 21600 21600" draw:mirror-vertical="true" draw:glue-points="?f6 10800 10800 21600 ?f5 10800 10800 0" draw:text-areas="?f3 ?f3 ?f4 ?f4" draw:type="trapezoid" draw:modifiers="8321.180811808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4" draw:layer="layout" svg:width="4.064cm" svg:height="5.334cm" svg:x="14.818cm" svg:y="7.985cm">
          <text:p/>
          <draw:enhanced-geometry svg:viewBox="0 0 21600 21600" draw:mirror-vertical="true" draw:glue-points="?f6 10800 10800 21600 ?f5 10800 10800 0" draw:text-areas="?f3 ?f3 ?f4 ?f4" draw:type="trapezoid" draw:modifiers="8321.180811808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6" draw:layer="layout" svg:width="13.97cm" svg:height="1.27cm" svg:x="9.89cm" svg:y="13.7cm">
          <text:p text:style-name="P15"><text:span text:style-name="T6">Tenant visible File system</text:span></text:p>
          <draw:enhanced-geometry svg:viewBox="0 0 21600 21600" draw:type="rectangle" draw:enhanced-path="M 0 0 L 21600 0 21600 21600 0 21600 0 0 Z N"/>
        </draw:custom-shape>
        <draw:connector draw:style-name="gr16" draw:text-style-name="P17" draw:layer="layout" draw:type="line" svg:x1="13.7cm" svg:y1="6.08cm" svg:x2="5.445cm" svg:y2="6.715cm" draw:start-shape="id1" draw:start-glue-point="2" draw:end-shape="id2" draw:end-glue-point="0" svg:d="M13700 6080l-8255 635" svg:viewBox="0 0 8256 636">
          <text:p/>
        </draw:connector>
        <draw:connector draw:style-name="gr17" draw:text-style-name="P17" draw:layer="layout" draw:type="line" svg:x1="13.7cm" svg:y1="6.08cm" svg:x2="10.525cm" svg:y2="6.715cm" draw:start-shape="id1" draw:start-glue-point="2" draw:end-shape="id3" draw:end-glue-point="0" svg:d="M13700 6080l-3175 635" svg:viewBox="0 0 3176 636">
          <text:p/>
        </draw:connector>
        <draw:connector draw:style-name="gr18" draw:text-style-name="P17" draw:layer="layout" draw:type="line" svg:x1="13.7cm" svg:y1="6.08cm" svg:x2="20.685cm" svg:y2="6.715cm" draw:start-shape="id1" draw:start-glue-point="2" draw:end-shape="id4" draw:end-glue-point="0" svg:d="M13700 6080l6985 635" svg:viewBox="0 0 6986 636">
          <text:p/>
        </draw:connector>
        <draw:connector draw:style-name="gr19" draw:text-style-name="P17" draw:layer="layout" draw:type="line" svg:x1="13.7cm" svg:y1="6.08cm" svg:x2="15.605cm" svg:y2="6.715cm" draw:start-shape="id1" draw:start-glue-point="2" draw:end-shape="id5" draw:end-glue-point="0" svg:d="M13700 6080l1905 635" svg:viewBox="0 0 1906 636">
          <text:p/>
        </draw:connector>
      </draw:page>
      <draw:page draw:name="page2" draw:style-name="dp1" draw:master-page-name="Default">
        <draw:custom-shape draw:style-name="gr1" draw:text-style-name="P2" draw:layer="layout" svg:width="20.32cm" svg:height="2.54cm" svg:x="3.541cm" svg:y="2.271cm">
          <text:p text:style-name="P1"><text:span text:style-name="T1">NOTE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3" draw:layer="layout" svg:width="10.16cm" svg:height="1.27cm" svg:x="13.7cm" svg:y="6.08cm">
          <text:p text:style-name="P3"><text:span text:style-name="T2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54cm" svg:height="0.635cm" svg:x="23.352cm" svg:y="1.254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0.16cm" svg:height="1.27cm" svg:x="3.54cm" svg:y="6.081cm">
          <text:p text:style-name="P3"><text:span text:style-name="T3">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13.701cm" svg:y="7.35cm">
          <text:p text:style-name="P6"><text:span text:style-name="T7">Data is stored in key/value o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3.541cm" svg:y="7.351cm">
          <text:p text:style-name="P6">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13.702cm" svg:y="8.62cm">
          <text:p text:style-name="P6"><text:span text:style-name="T7">Arbitrary strings. May contain spaces. Tab separates key/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3.542cm" svg:y="8.621cm">
          <text:p text:style-name="P6">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13.703cm" svg:y="9.89cm">
          <text:p text:style-name="P6"><text:span text:style-name="T7">Values are enclosed in double qu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3.543cm" svg:y="9.891cm">
          <text:p text:style-name="P6">Val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13.704cm" svg:y="11.16cm">
          <text:p text:style-name="P6"><text:span text:style-name="T7">Integers are arbitrary precision, they may not fit in a 64 bit unsigned inte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3.544cm" svg:y="11.161cm">
          <text:p text:style-name="P6">inte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13.705cm" svg:y="12.43cm">
          <text:p text:style-name="P6"><text:span text:style-name="T8">Cryptographic hashes are stored in canonical format of HASHID:HEX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3.545cm" svg:y="12.431cm">
          <text:p text:style-name="P6">01c:DEADBE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13.677cm" svg:y="14.97cm">
          <text:p text:style-name="P6"><text:span text:style-name="T4">Tenant, user and group IDs are stored as strings. <text:s/>Tenant ID must be globally UNIQUE and never re-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3.517cm" svg:y="14.971cm">
          <text:p text:style-name="P6">Tenant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0.16cm" svg:height="1.27cm" svg:x="13.706cm" svg:y="13.7cm">
          <text:p text:style-name="P3"><text:span text:style-name="T9">Sample Hex values (E.G. DEADBEEF) are arbitrarily short for legibility. Actual length dictated by canonical hexdi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0.16cm" svg:height="1.27cm" svg:x="3.546cm" svg:y="13.701cm">
          <text:p text:style-name="P6">01c:DEADBE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1" draw:text-style-name="P6" draw:layer="layout" svg:width="6.35cm" svg:height="1.27cm" svg:x="3.54cm" svg:y="7.35cm">
          <text:p text:style-name="P6"><text:span text:style-name="T7">Xxx:Name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2.54cm" svg:height="1.27cm" svg:x="9.89cm" svg:y="7.35cm">
          <text:p text:style-name="P6">N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35cm" svg:height="1.27cm" svg:x="12.43cm" svg:y="7.35cm">
          <text:p text:style-name="P6"><text:span text:style-name="T8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35cm" svg:height="1.27cm" svg:x="3.54cm" svg:y="8.62cm">
          <text:p text:style-name="P6"><text:span text:style-name="T7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2.54cm" svg:height="1.27cm" svg:x="9.89cm" svg:y="8.62cm">
          <text:p text:style-name="P6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35cm" svg:height="1.27cm" svg:x="12.43cm" svg:y="8.62cm">
          <text:p text:style-name="P6"><text:span text:style-name="T8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0.32cm" svg:height="2.54cm" svg:x="3.541cm" svg:y="2.271cm">
          <text:p text:style-name="P1"><text:span text:style-name="T1">Chunklo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6" draw:layer="layout" svg:width="6.35cm" svg:height="1.27cm" svg:x="3.54cm" svg:y="6.08cm">
          <text:p text:style-name="P6"><text:span text:style-name="T7">OBJECT FileSystem Version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2.54cm" svg:height="1.27cm" svg:x="9.89cm" svg:y="6.08cm">
          <text:p text:style-name="P18"><text:span text:style-name="T10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35cm" svg:height="1.27cm" svg:x="12.43cm" svg:y="6.08cm">
          <text:p text:style-name="P6"><text:span text:style-name="T8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54cm" svg:height="0.635cm" svg:x="23.352cm" svg:y="1.254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3" draw:text-style-name="P20" draw:layer="layout" svg:width="19.05cm" svg:height="2.54cm" svg:x="3.54cm" svg:y="2.27cm">
          <text:p text:style-name="P1"><text:span text:style-name="T1">Name Hash - NHI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2" draw:layer="layout" svg:width="6.35cm" svg:height="1.27cm" svg:x="3.54cm" svg:y="9.89cm">
          <text:p text:style-name="P21"><text:span text:style-name="T11">objma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6.08cm">
          <text:p text:style-name="P23"><text:span text:style-name="T12">Key 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cm" svg:y="6.08cm">
          <text:p text:style-name="P23"><text:span text:style-name="T12">Sample Val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cm" svg:y="6.08cm">
          <text:p text:style-name="P23"><text:span text:style-name="T12">Descrip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28" draw:layer="layout" svg:width="6.35cm" svg:height="1.27cm" svg:x="9.89cm" svg:y="9.89cm">
          <text:p text:style-name="P27"><text:span text:style-name="T13">“</text:span><text:span text:style-name="T14">01c:2706aa0b</text:span><text:span text:style-name="T13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cm" svg:y="9.89cm">
          <text:p text:style-name="P29"><text:span text:style-name="T9">Hash of the object manifest that the name refers 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6.35cm" svg:height="1.27cm" svg:x="3.54cm" svg:y="11.16cm">
          <text:p text:style-name="P21"><text:span text:style-name="T11">nameme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28" draw:layer="layout" svg:width="6.35cm" svg:height="1.27cm" svg:x="9.89cm" svg:y="11.16cm">
          <text:p text:style-name="P27"><text:span text:style-name="T13">“</text:span><text:span text:style-name="T14">01c:08f728f6</text:span><text:span text:style-name="T13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32" draw:layer="layout" svg:width="6.35cm" svg:height="1.27cm" svg:x="16.24cm" svg:y="11.16cm">
          <text:p text:style-name="P31"><text:span text:style-name="T9">Hash of name-affiliated metadata (e.g. owner, permission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6.35cm" svg:height="1.27cm" svg:x="3.54cm" svg:y="12.43cm">
          <text:p text:style-name="P21"><text:span text:style-name="T11">full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8" draw:layer="layout" svg:width="6.35cm" svg:height="1.27cm" svg:x="9.89cm" svg:y="12.43cm">
          <text:p text:style-name="P27"><text:span text:style-name="T13">“</text:span><text:span text:style-name="T14">Tenant/usr/file</text:span><text:span text:style-name="T13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34" draw:layer="layout" svg:width="6.35cm" svg:height="1.27cm" svg:x="16.24cm" svg:y="12.43cm">
          <text:p text:style-name="P33"><text:span text:style-name="T15">Full name of the obje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7.351cm">
          <text:p text:style-name="P23"><text:span text:style-name="T12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7.351cm">
          <text:p text:style-name="P23"><text:span text:style-name="T12">“</text:span><text:span text:style-name="T12">NHID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7.351cm">
          <text:p text:style-name="P23"><text:span text:style-name="T2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8.62cm">
          <text:p text:style-name="P23"><text:span text:style-name="T12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8.62cm">
          <text:p text:style-name="P23"><text:span text:style-name="T12">“</text:span><text:span text:style-name="T12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8.62cm">
          <text:p text:style-name="P23"><text:span text:style-name="T2">The version number of this NHID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54cm" svg:height="0.635cm" svg:x="23.352cm" svg:y="1.7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5" draw:text-style-name="P24" draw:layer="layout" svg:width="6.35cm" svg:height="1.27cm" svg:x="3.54cm" svg:y="6.08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cm" svg:y="6.08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cm" svg:y="6.08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0" draw:layer="layout" svg:width="19.05cm" svg:height="2.54cm" svg:x="3.54cm" svg:y="2.27cm">
          <text:p text:style-name="P1"><text:span text:style-name="T1">Name Metadata - NAMEME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4" draw:layer="layout" svg:width="6.35cm" svg:height="1.27cm" svg:x="3.54cm" svg:y="11.16cm">
          <text:p text:style-name="P23"><text:span text:style-name="T12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6.35cm" svg:height="1.27cm" svg:x="9.89cm" svg:y="11.16cm">
          <text:p text:style-name="P35"><text:span text:style-name="T16">“</text:span><text:span text:style-name="T12">string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cm" svg:y="11.16cm">
          <text:p text:style-name="P29"><text:span text:style-name="T9">Owner ID existing in tenant. <text:s/>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2.43cm">
          <text:p text:style-name="P23"><text:span text:style-name="T12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6.35cm" svg:height="1.27cm" svg:x="9.89cm" svg:y="12.43cm">
          <text:p text:style-name="P35"><text:span text:style-name="T16">“</text:span><text:span text:style-name="T12">string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cm" svg:y="12.43cm">
          <text:p text:style-name="P29"><text:span text:style-name="T9">Owner GroupID existing in tenant 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3.7cm">
          <text:p text:style-name="P23"><text:span text:style-name="T12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8" draw:layer="layout" svg:width="6.35cm" svg:height="1.27cm" svg:x="9.89cm" svg:y="13.7cm">
          <text:p text:style-name="P37"><text:span text:style-name="T17">“</text:span><text:span text:style-name="T17">TGR</text:span><text:span text:style-name="T15">SGRWXRWXRWX</text:span><text:span text:style-name="T17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0" draw:layer="layout" svg:width="6.35cm" svg:height="1.27cm" svg:x="16.24cm" svg:y="13.7cm">
          <text:p text:style-name="P39"><text:span text:style-name="T18">Set Tenant ID, Set Tenanc Group ID, 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4.97cm">
          <text:p text:style-name="P23"><text:span text:style-name="T12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42" draw:layer="layout" svg:width="6.35cm" svg:height="1.27cm" svg:x="9.89cm" svg:y="14.97cm">
          <text:p text:style-name="P41"><text:span text:style-name="T19">“</text:span><text:span text:style-name="T20">01c:c2b323ec</text:span><text:span text:style-name="T19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44" draw:layer="layout" svg:width="6.35cm" svg:height="1.27cm" svg:x="16.24cm" svg:y="14.97cm">
          <text:p text:style-name="P43"><text:span text:style-name="T10">Hash to the next name -affiliated metada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7.35cm">
          <text:p text:style-name="P23"><text:span text:style-name="T12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1cm" svg:y="7.35cm">
          <text:p text:style-name="P23"><text:span text:style-name="T12">“</text:span><text:span text:style-name="T12">NAMEMETA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1cm" svg:y="7.35cm">
          <text:p text:style-name="P23"><text:span text:style-name="T2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8.62cm">
          <text:p text:style-name="P23"><text:span text:style-name="T12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8.62cm">
          <text:p text:style-name="P23"><text:span text:style-name="T12">“</text:span><text:span text:style-name="T12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8.62cm">
          <text:p text:style-name="P23"><text:span text:style-name="T21">The version number of this NAMEME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9.89cm">
          <text:p text:style-name="P23"><text:span text:style-name="T12">tenant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6.35cm" svg:height="1.27cm" svg:x="9.891cm" svg:y="9.89cm">
          <text:p text:style-name="P35"><text:span text:style-name="T16">“</text:span><text:span text:style-name="T12">string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1cm" svg:y="9.89cm">
          <text:p text:style-name="P29"><text:span text:style-name="T9">Name of the tenant (E.G. company 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54cm" svg:height="0.635cm" svg:x="23.352cm" svg:y="1.7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3" draw:text-style-name="P20" draw:layer="layout" svg:width="19.05cm" svg:height="2.54cm" svg:x="3.54cm" svg:y="2.27cm">
          <text:p text:style-name="P1"><text:span text:style-name="T1">BACK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4" draw:layer="layout" svg:width="6.35cm" svg:height="1.27cm" svg:x="3.54cm" svg:y="6.08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cm" svg:y="6.08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cm" svg:y="6.08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9.89cm">
          <text:p text:style-name="P23"><text:span text:style-name="T12">obj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6" draw:layer="layout" svg:width="6.35cm" svg:height="1.27cm" svg:x="9.89cm" svg:y="9.89cm">
          <text:p text:style-name="P45"><text:span text:style-name="T22">“</text:span><text:span text:style-name="T14">01c:5ccfae81</text:span><text:span text:style-name="T22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8" draw:layer="layout" svg:width="6.35cm" svg:height="1.27cm" svg:x="16.24cm" svg:y="9.89cm">
          <text:p text:style-name="P47"><text:span text:style-name="T9">Name HashID of the first name that refers to this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6.08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1cm" svg:y="6.08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1cm" svg:y="6.08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6.08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1cm" svg:y="6.08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1cm" svg:y="6.08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1.16cm">
          <text:p text:style-name="P23"><text:span text:style-name="T12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50" draw:layer="layout" svg:width="6.35cm" svg:height="1.27cm" svg:x="9.89cm" svg:y="11.16cm">
          <text:p text:style-name="P49"><text:span text:style-name="T23">“</text:span><text:span text:style-name="T15">UCT:20190707T182043</text:span><text:span text:style-name="T2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34" draw:layer="layout" svg:width="6.35cm" svg:height="1.27cm" svg:x="16.24cm" svg:y="11.16cm">
          <text:p text:style-name="P33"><text:span text:style-name="T9">Time Stamp When Backreference was created in seconds since Epo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2.43cm">
          <text:p text:style-name="P23"><text:span text:style-name="T12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50" draw:layer="layout" svg:width="6.35cm" svg:height="1.27cm" svg:x="9.89cm" svg:y="12.43cm">
          <text:p text:style-name="P49"><text:span text:style-name="T23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51" draw:layer="layout" svg:width="6.35cm" svg:height="1.27cm" svg:x="16.24cm" svg:y="12.43cm">
          <text:p text:style-name="P49"><text:span text:style-name="T23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3.7cm">
          <text:p text:style-name="P23"><text:span text:style-name="T12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53" draw:layer="layout" svg:width="6.35cm" svg:height="1.27cm" svg:x="9.89cm" svg:y="13.7cm">
          <text:p text:style-name="P52"><text:span text:style-name="T22">“</text:span><text:span text:style-name="T14">01c:c22d0e21</text:span><text:span text:style-name="T22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51" draw:layer="layout" svg:width="6.35cm" svg:height="1.27cm" svg:x="16.24cm" svg:y="13.7cm">
          <text:p text:style-name="P49"><text:span text:style-name="T24">Hash of the next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12.431cm">
          <text:p text:style-name="P23"><text:span text:style-name="T12">speculat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50" draw:layer="layout" svg:width="6.35cm" svg:height="1.27cm" svg:x="9.891cm" svg:y="12.431cm">
          <text:p text:style-name="P49"><text:span text:style-name="T23">“</text:span><text:span text:style-name="T15">FALSE/TRUE</text:span><text:span text:style-name="T2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51" draw:layer="layout" svg:width="6.35cm" svg:height="1.27cm" svg:x="16.241cm" svg:y="12.431cm">
          <text:p text:style-name="P49"><text:span text:style-name="T23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4.97cm">
          <text:p text:style-name="P23"><text:span text:style-name="T12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53" draw:layer="layout" svg:width="6.35cm" svg:height="1.27cm" svg:x="9.89cm" svg:y="14.97cm">
          <text:p text:style-name="P52"><text:span text:style-name="T22">“</text:span><text:span text:style-name="T14">01c:6ebb7a45</text:span><text:span text:style-name="T22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51" draw:layer="layout" svg:width="6.35cm" svg:height="1.27cm" svg:x="16.24cm" svg:y="14.97cm">
          <text:p text:style-name="P49"><text:span text:style-name="T24">Hash of the previous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7.35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1cm" svg:y="7.35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1cm" svg:y="7.35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7.35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7.35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7.35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7.351cm">
          <text:p text:style-name="P23"><text:span text:style-name="T12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7.351cm">
          <text:p text:style-name="P23"><text:span text:style-name="T2">“</text:span><text:span text:style-name="T2">BACKREFERENC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7.351cm">
          <text:p text:style-name="P23"><text:span text:style-name="T2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8.6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8.6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8.6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8.62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8.62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8.62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8.621cm">
          <text:p text:style-name="P23"><text:span text:style-name="T12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8.621cm">
          <text:p text:style-name="P23"><text:span text:style-name="T14">“</text:span><text:span text:style-name="T14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8.621cm">
          <text:p text:style-name="P23"><text:span text:style-name="T10">The version number of this BACKREFERENC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54cm" svg:height="0.635cm" svg:x="23.352cm" svg:y="1.7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3" draw:text-style-name="P20" draw:layer="layout" svg:width="19.05cm" svg:height="2.54cm" svg:x="3.54cm" svg:y="2.27cm">
          <text:p text:style-name="P1"><text:span text:style-name="T1">Chunk Metadata - CHUNKME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55" draw:layer="layout" svg:width="6.35cm" svg:height="1.27cm" svg:x="9.89cm" svg:y="9.89cm">
          <text:p text:style-name="P54"><text:span text:style-name="T23">“</text:span><text:span text:style-name="T15">UCT:20190707T182043</text:span><text:span text:style-name="T2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9.89cm">
          <text:p text:style-name="P3"><text:span text:style-name="T15">Most recent chunk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cm" svg:y="12.43cm">
          <text:p text:style-name="P6">“<text:span text:style-name="T3">01c:a730bfb9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12.43cm">
          <text:p text:style-name="P3"><text:span text:style-name="T10">Hash to the chunk-affiliated metadata as of thi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6.08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1cm" svg:y="6.08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1cm" svg:y="6.08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6.08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6.08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6.08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6.08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6.08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6.08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9.89cm">
          <text:p text:style-name="P23"><text:span text:style-name="T12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2.43cm">
          <text:p text:style-name="P23"><text:span text:style-name="T12">m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1cm" svg:y="11.161cm">
          <text:p text:style-name="P6">“<text:span text:style-name="T3">01c:a730bfb9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1cm" svg:y="11.161cm">
          <text:p text:style-name="P3"><text:span text:style-name="T25">Hash to the previous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11.161cm">
          <text:p text:style-name="P23"><text:span text:style-name="T12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7.35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7.35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7.35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7.35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7.35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7.35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7.352cm">
          <text:p text:style-name="P23"><text:span text:style-name="T12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7.352cm">
          <text:p text:style-name="P23"><text:span text:style-name="T14">“</text:span><text:span text:style-name="T14">CHUNKMETA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7.352cm">
          <text:p text:style-name="P23"><text:span text:style-name="T2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8.6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8.6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8.6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8.62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8.62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8.62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8.621cm">
          <text:p text:style-name="P23"><text:span text:style-name="T12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8.621cm">
          <text:p text:style-name="P23"><text:span text:style-name="T14">“</text:span><text:span text:style-name="T14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8.621cm">
          <text:p text:style-name="P23"><text:span text:style-name="T15"><text:s/></text:span><text:span text:style-name="T15">The version number of this CHUNKME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54cm" svg:height="0.635cm" svg:x="23.352cm" svg:y="1.7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23" draw:text-style-name="P20" draw:layer="layout" svg:width="19.05cm" svg:height="2.54cm" svg:x="3.54cm" svg:y="2.27cm">
          <text:p text:style-name="P1"><text:span text:style-name="T1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57" draw:layer="layout" svg:width="6.35cm" svg:height="1.27cm" svg:x="9.89cm" svg:y="11.16cm">
          <text:p text:style-name="P6"><text:span text:style-name="T26">“</text:span><text:span text:style-name="T21">UCT:20190707T82043</text:span><text:span text:style-name="T25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11.16cm">
          <text:p text:style-name="P3"><text:span text:style-name="T15">Most recent access time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cm" svg:y="9.89cm">
          <text:p text:style-name="P6">“<text:span text:style-name="T3">01c:0b78b3f2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9.89cm">
          <text:p text:style-name="P3"><text:span text:style-name="T10">Hash of the previous access time record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6.08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2cm" svg:y="6.08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2cm" svg:y="6.08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6.083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6.083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6.083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6.083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6.083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6.083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59" draw:layer="layout" svg:width="6.35cm" svg:height="1.27cm" svg:x="3.54cm" svg:y="9.89cm">
          <text:p text:style-name="P58"><text:span text:style-name="T27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59" draw:layer="layout" svg:width="6.35cm" svg:height="1.27cm" svg:x="3.54cm" svg:y="11.16cm">
          <text:p text:style-name="P58"><text:span text:style-name="T27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7.35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7.35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7.35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7.353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7.353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7.353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7.353cm">
          <text:p text:style-name="P23"><text:span text:style-name="T12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7.353cm">
          <text:p text:style-name="P23"><text:span text:style-name="T14">“</text:span><text:span text:style-name="T14">CHUNKACC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7.353cm">
          <text:p text:style-name="P23"><text:span text:style-name="T2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8.62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8.62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8.62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5cm" svg:y="8.62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5cm" svg:y="8.62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5cm" svg:y="8.62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5cm" svg:y="8.621cm">
          <text:p text:style-name="P23"><text:span text:style-name="T12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5cm" svg:y="8.621cm">
          <text:p text:style-name="P23"><text:span text:style-name="T14">“</text:span><text:span text:style-name="T14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5cm" svg:y="8.621cm">
          <text:p text:style-name="P23"><text:span text:style-name="T21">The version number of the CHUNKACC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54cm" svg:height="0.635cm" svg:x="23.352cm" svg:y="1.7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6.35cm" svg:height="1.27cm" svg:x="3.541cm" svg:y="13.7cm">
          <text:p text:style-name="P23"><text:span text:style-name="T12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6.35cm" svg:height="1.27cm" svg:x="9.891cm" svg:y="13.7cm">
          <text:p text:style-name="P35"><text:span text:style-name="T16">“</text:span><text:span text:style-name="T12">string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1cm" svg:y="13.7cm">
          <text:p text:style-name="P29"><text:span text:style-name="T9">Owner ID existing in tenant. <text:s/>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14.97cm">
          <text:p text:style-name="P23"><text:span text:style-name="T12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6.35cm" svg:height="1.27cm" svg:x="9.891cm" svg:y="14.97cm">
          <text:p text:style-name="P35"><text:span text:style-name="T16">“</text:span><text:span text:style-name="T12">string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1cm" svg:y="14.97cm">
          <text:p text:style-name="P29"><text:span text:style-name="T9">Owner GroupID existing in tenant 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2cm" svg:y="12.43cm">
          <text:p text:style-name="P23"><text:span text:style-name="T12">tenant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6.35cm" svg:height="1.27cm" svg:x="9.892cm" svg:y="12.43cm">
          <text:p text:style-name="P35"><text:span text:style-name="T16">“</text:span><text:span text:style-name="T12">string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2cm" svg:y="12.43cm">
          <text:p text:style-name="P29"><text:span text:style-name="T9">Name of the tenant (E.G. company 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16.24cm">
          <text:p text:style-name="P23"><text:span text:style-name="T12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8" draw:layer="layout" svg:width="6.35cm" svg:height="1.27cm" svg:x="9.891cm" svg:y="16.24cm">
          <text:p text:style-name="P37"><text:span text:style-name="T17">“</text:span><text:span text:style-name="T17">TGR</text:span><text:span text:style-name="T15">SGRWXRWXRWX</text:span><text:span text:style-name="T17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0" draw:layer="layout" svg:width="6.35cm" svg:height="1.27cm" svg:x="16.241cm" svg:y="16.24cm">
          <text:p text:style-name="P39"><text:span text:style-name="T18">Set Tenant ID, Set Tenanc Group ID, 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Default">
        <draw:custom-shape draw:style-name="gr26" draw:text-style-name="P60" draw:layer="layout" svg:width="6.35cm" svg:height="1.27cm" svg:x="9.89cm" svg:y="9.887cm">
          <text:p text:style-name="P3"><text:span text:style-name="T3">“</text:span><text:span text:style-name="T3">01c:7030be4f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9.887cm">
          <text:p text:style-name="P3"><text:span text:style-name="T21">The hash of the back reference ch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cm" svg:y="11.157cm">
          <text:p text:style-name="P6">“<text:span text:style-name="T3">integer</text:span><text:span text:style-name="T28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11.157cm">
          <text:p text:style-name="P3"><text:span text:style-name="T2">The length (in bytes)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60" draw:layer="layout" svg:width="6.35cm" svg:height="1.27cm" svg:x="9.89cm" svg:y="8.617cm">
          <text:p text:style-name="P3"><text:span text:style-name="T3">“</text:span><text:span text:style-name="T3">01c:1cf0f4a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8.617cm">
          <text:p text:style-name="P3"><text:span text:style-name="T2">The hash of the previous Manif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cm" svg:y="13.697cm">
          <text:p text:style-name="P6">“<text:span text:style-name="T3">01c:202f8ad3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61" draw:layer="layout" svg:width="6.35cm" svg:height="1.27cm" svg:x="16.24cm" svg:y="13.697cm">
          <text:p text:style-name="P6"><text:span text:style-name="T29">The hash of the first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cm" svg:y="14.967cm">
          <text:p text:style-name="P6">“<text:span text:style-name="T3">integer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0" draw:layer="layout" svg:width="6.35cm" svg:height="1.27cm" svg:x="16.24cm" svg:y="14.967cm">
          <text:p text:style-name="P29"><text:span text:style-name="T5">The offset of the first chunk (may “be non-zero for sparse d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cm" svg:y="17.507cm">
          <text:p text:style-name="P6">“<text:span text:style-name="T3">01c:16adb60a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17.507cm">
          <text:p text:style-name="P3"><text:span text:style-name="T15">The hash of the eighth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7" draw:layer="layout" svg:width="6.35cm" svg:height="1.27cm" svg:x="9.89cm" svg:y="18.777cm">
          <text:p text:style-name="P6">“<text:span text:style-name="T3">integer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6" draw:layer="layout" svg:width="6.35cm" svg:height="1.27cm" svg:x="16.24cm" svg:y="18.777cm">
          <text:p text:style-name="P3"><text:span text:style-name="T2">The offset of the eighth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5" draw:text-style-name="P62" draw:layer="layout" svg:width="0.254cm" svg:height="0.254cm" svg:x="13.065cm" svg:y="16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62" draw:layer="layout" svg:width="0.254cm" svg:height="0.254cm" svg:x="13.065cm" svg:y="16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62" draw:layer="layout" svg:width="0.254cm" svg:height="0.254cm" svg:x="13.065cm" svg:y="17.12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19.05cm" svg:height="2.54cm" svg:x="3.54cm" svg:y="1.635cm">
          <text:p text:style-name="P1"><text:span text:style-name="T1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55" draw:layer="layout" svg:width="6.35cm" svg:height="1.27cm" svg:x="9.89cm" svg:y="12.427cm">
          <text:p text:style-name="P54"><text:span text:style-name="T26">“</text:span><text:span text:style-name="T21">UCT:20190707T82043</text:span><text:span text:style-name="T2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63" draw:layer="layout" svg:width="6.35cm" svg:height="1.27cm" svg:x="16.24cm" svg:y="12.427cm">
          <text:p text:style-name="P18"><text:span text:style-name="T15">The Creation Time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3cm" svg:y="4.8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3cm" svg:y="4.8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3cm" svg:y="4.8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4.81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4.81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4.81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4.81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4.81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4.81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8.617cm">
          <text:p text:style-name="P23"><text:span text:style-name="T12">prevma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9.887cm">
          <text:p text:style-name="P23"><text:span text:style-name="T12">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1.157cm">
          <text:p text:style-name="P23"><text:span text:style-name="T12">objl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2.427cm">
          <text:p text:style-name="P23"><text:span text:style-name="T12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3.697cm">
          <text:p text:style-name="P23"><text:span text:style-name="T12">hash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4.967cm">
          <text:p text:style-name="P23"><text:span text:style-name="T12">off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cm" svg:y="17.507cm">
          <text:p text:style-name="P23"><text:span text:style-name="T12">hash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1cm" svg:y="18.777cm">
          <text:p text:style-name="P23"><text:span text:style-name="T12">off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4cm" svg:y="6.08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4cm" svg:y="6.08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4cm" svg:y="6.08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5cm" svg:y="6.081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5cm" svg:y="6.081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5cm" svg:y="6.081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5cm" svg:y="6.081cm">
          <text:p text:style-name="P23"><text:span text:style-name="T12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5cm" svg:y="6.081cm">
          <text:p text:style-name="P23"><text:span text:style-name="T14">“</text:span><text:span text:style-name="T14">MANIFEST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5cm" svg:y="6.081cm">
          <text:p text:style-name="P23"><text:span text:style-name="T2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5cm" svg:y="7.347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5cm" svg:y="7.347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5cm" svg:y="7.347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6cm" svg:y="7.348cm">
          <text:p text:style-name="P23"><text:span text:style-name="T12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6cm" svg:y="7.348cm">
          <text:p text:style-name="P23"><text:span text:style-name="T12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6cm" svg:y="7.348cm">
          <text:p text:style-name="P23"><text:span text:style-name="T1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4" draw:layer="layout" svg:width="6.35cm" svg:height="1.27cm" svg:x="3.546cm" svg:y="7.348cm">
          <text:p text:style-name="P23"><text:span text:style-name="T12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layer="layout" svg:width="6.35cm" svg:height="1.27cm" svg:x="9.896cm" svg:y="7.348cm">
          <text:p text:style-name="P23"><text:span text:style-name="T14">“</text:span><text:span text:style-name="T14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draw:layer="layout" svg:width="6.35cm" svg:height="1.27cm" svg:x="16.246cm" svg:y="7.348cm">
          <text:p text:style-name="P23"><text:span text:style-name="T15">The version number of this MANIFEST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54cm" svg:height="0.635cm" svg:x="23.352cm" svg:y="1.635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47" draw:text-style-name="P64" draw:layer="layout" svg:width="2.032cm" svg:height="0.962cm" svg:x="2.524cm" svg:y="2.68cm">
          <draw:text-box>
            <text:p><text:span text:style-name="T30">Hash</text:span></text:p>
          </draw:text-box>
        </draw:frame>
        <draw:frame draw:style-name="gr48" draw:text-style-name="P64" draw:layer="layout" svg:width="1.905cm" svg:height="0.962cm" svg:x="6.334cm" svg:y="2.68cm">
          <draw:text-box>
            <text:p><text:span text:style-name="T30">Type</text:span></text:p>
          </draw:text-box>
        </draw:frame>
        <draw:g>
          <draw:custom-shape draw:style-name="gr49" draw:text-style-name="P57" draw:layer="layout" svg:width="5.461cm" svg:height="1.143cm" svg:x="11.16cm" svg:y="2.016cm">
            <text:p text:style-name="P6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2.016cm">
            <text:p text:style-name="P6"><text:span text:style-name="T7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3.159cm">
            <text:p text:style-name="P6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3.159cm">
            <text:p text:style-name="P6"><text:span text:style-name="T29">The hash of the 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4.302cm">
            <text:p text:style-name="P6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4.302cm">
            <text:p text:style-name="P6"><text:span text:style-name="T7">The version #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5.445cm">
            <text:p text:style-name="P6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5.445cm">
            <text:p text:style-name="P6"><text:span text:style-name="T7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6.588cm">
            <text:p text:style-name="P6">X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6.588cm">
            <text:p text:style-name="P6"><text:span text:style-name="T31">The maj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7.731cm">
            <text:p text:style-name="P6">Y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6" draw:layer="layout" svg:width="5.461cm" svg:height="1.143cm" svg:x="16.621cm" svg:y="7.731cm">
            <text:p text:style-name="P54"><text:span text:style-name="T31">The min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8.874cm">
            <text:p text:style-name="P6">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8.874cm">
            <text:p text:style-name="P6"><text:span text:style-name="T7">The length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1.16cm">
            <text:p text:style-name="P6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1.16cm">
            <text:p text:style-name="P6"><text:span text:style-name="T29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2.042cm">
            <text:p text:style-name="P6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2.042cm">
            <text:p text:style-name="P6"><text:span text:style-name="T7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2.303cm">
            <text:p text:style-name="P6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2.303cm">
            <text:p text:style-name="P6"><text:span text:style-name="T7">The length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1.16cm">
            <text:p text:style-name="P6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1.16cm">
            <text:p text:style-name="P6"><text:span text:style-name="T29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2.303cm">
            <text:p text:style-name="P6">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2.303cm">
            <text:p text:style-name="P6"><text:span text:style-name="T7">The offset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3.446cm">
            <text:p text:style-name="P6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3.446cm">
            <text:p text:style-name="P6"><text:span text:style-name="T26">The hash of the second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4.589cm">
            <text:p text:style-name="P6">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4.589cm">
            <text:p text:style-name="P6"><text:span text:style-name="T7">The offset of the 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8.018cm">
            <text:p text:style-name="P6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8.018cm">
            <text:p text:style-name="P6"><text:span text:style-name="T8">The hash of the eighth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1.16cm" svg:y="19.161cm">
            <text:p text:style-name="P6">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9.161cm">
            <text:p text:style-name="P6"><text:span text:style-name="T7">The offset of the 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45" draw:text-style-name="P62" draw:layer="layout" svg:width="0.254cm" svg:height="0.254cm" svg:x="16.494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2" draw:layer="layout" svg:width="0.254cm" svg:height="0.254cm" svg:x="16.494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2" draw:layer="layout" svg:width="0.254cm" svg:height="0.254cm" svg:x="16.494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68" draw:layer="layout" svg:width="7.366cm" svg:height="0.762cm" svg:x="12.557cm" svg:y="1.127cm">
          <text:p text:style-name="P67"><text:span text:style-name="T32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70" draw:layer="layout" svg:width="4.064cm" svg:height="1.27cm" svg:x="2.27cm" svg:y="3.54cm">
          <text:p text:style-name="P69"><text:span text:style-name="T7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71" draw:layer="layout" svg:width="2.032cm" svg:height="1.27cm" svg:x="6.334cm" svg:y="3.54cm">
          <text:p text:style-name="P69"><text:span text:style-name="T7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70" draw:layer="layout" svg:width="4.064cm" svg:height="1.27cm" svg:x="2.27cm" svg:y="4.81cm">
          <text:p text:style-name="P69"><text:span text:style-name="T7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71" draw:layer="layout" svg:width="2.032cm" svg:height="1.27cm" svg:x="6.334cm" svg:y="4.81cm">
          <text:p text:style-name="P69"><text:span text:style-name="T7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70" draw:layer="layout" svg:width="4.064cm" svg:height="1.27cm" svg:x="2.27cm" svg:y="6.08cm">
          <text:p text:style-name="P69"><text:span text:style-name="T7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71" draw:layer="layout" svg:width="2.032cm" svg:height="1.27cm" svg:x="6.334cm" svg:y="6.08cm">
          <text:p text:style-name="P69"><text:span text:style-name="T7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72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73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72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73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72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73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9" draw:text-style-name="P57" draw:layer="layout" svg:width="5.461cm" svg:height="1.143cm" svg:x="11.16cm" svg:y="10.017cm">
            <text:p text:style-name="P6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6.621cm" svg:y="10.017cm">
            <text:p text:style-name="P6"><text:span text:style-name="T7">The Creation Time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56" draw:text-style-name="P74" draw:layer="layout" svg:width="7.747cm" svg:height="2.54cm" svg:x="2.397cm" svg:y="13.446cm">
          <draw:text-box>
            <text:p><text:span text:style-name="T30">Note that 01c: is the</text:span></text:p>
            <text:p><text:span text:style-name="T30">Prefix for b2sum cryptographic hashes</text:span></text:p>
          </draw:text-box>
        </draw:frame>
        <draw:custom-shape draw:style-name="gr2" draw:text-style-name="P4" draw:layer="layout" svg:width="2.54cm" svg:height="0.635cm" svg:x="23.352cm" svg:y="1.254cm">
          <text:p text:style-name="P3"><text:span text:style-name="T2">Page </text:span><text:span text:style-name="T2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51" draw:text-style-name="P68" draw:layer="layout" svg:width="7.366cm" svg:height="0.762cm" svg:x="4.683cm" svg:y="1.127cm">
          <text:p text:style-name="P67"><text:span text:style-name="T32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68" draw:layer="layout" svg:width="7.366cm" svg:height="0.762cm" svg:x="4.704cm" svg:y="9.899cm">
          <text:p text:style-name="P67"><text:span text:style-name="T32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68" draw:layer="layout" svg:width="7.366cm" svg:height="0.762cm" svg:x="15.795cm" svg:y="8.873cm">
          <text:p text:style-name="P67"><text:span text:style-name="T32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9" draw:text-style-name="P57" draw:layer="layout" svg:width="5.461cm" svg:height="1.143cm" svg:x="14.335cm" svg:y="9.889cm">
            <text:p text:style-name="P6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9.796cm" svg:y="9.889cm">
            <text:p text:style-name="P6"><text:span text:style-name="T7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4.335cm" svg:y="9.915cm">
            <text:p text:style-name="P6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9.796cm" svg:y="9.915cm">
            <text:p text:style-name="P6"><text:span text:style-name="T33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4.335cm" svg:y="11.032cm">
            <text:p text:style-name="P6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9.796cm" svg:y="11.032cm">
            <text:p text:style-name="P6"><text:span text:style-name="T31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51" draw:text-style-name="P68" draw:layer="layout" svg:width="7.366cm" svg:height="0.762cm" svg:x="15.795cm" svg:y="1.127cm">
          <text:p text:style-name="P67"><text:span text:style-name="T32">Backrefere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49" draw:text-style-name="P57" draw:layer="layout" svg:width="5.461cm" svg:height="1.143cm" svg:x="14.335cm" svg:y="2.041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2.041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14.335cm" svg:y="2.067cm">
              <text:p text:style-name="P6">01c:5ccfae8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2.067cm">
              <text:p text:style-name="P6"><text:span text:style-name="T34">Name HashID of the first name that refers to this objec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14.335cm" svg:y="5.444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5.444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14.335cm" svg:y="5.47cm">
              <text:p text:style-name="P6">01c:c22d0e2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5.47cm">
              <text:p text:style-name="P6"><text:span text:style-name="T26">Hash of the next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14.335cm" svg:y="6.587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6.587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14.335cm" svg:y="6.613cm">
              <text:p text:style-name="P6">01c:6ebb7a45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6.613cm">
              <text:p text:style-name="P6"><text:span text:style-name="T26">Hash of the previous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14.335cm" svg:y="4.301cm">
              <text:p text:style-name="P6">FALSE/TRUE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4.301cm">
              <text:p text:style-name="P6"><text:span text:style-name="T35">Flag to mark if the speculative back reference is confirmed or no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5" draw:layer="layout" svg:width="5.461cm" svg:height="1.143cm" svg:x="14.335cm" svg:y="3.158cm">
              <text:p text:style-name="P54"><text:span text:style-name="T26">UCT:20190707_182043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19.796cm" svg:y="3.158cm">
              <text:p text:style-name="P6"><text:span text:style-name="T33">Time Stamp When Backreference was created in seconds since Epoc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49" draw:text-style-name="P57" draw:layer="layout" svg:width="5.461cm" svg:height="1.143cm" svg:x="2.926cm" svg:y="14.344cm">
            <text:p text:style-name="P6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4.344cm">
            <text:p text:style-name="P6"><text:span text:style-name="T31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2.926cm" svg:y="10.915cm">
            <text:p text:style-name="P6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0.915cm">
            <text:p text:style-name="P6"><text:span text:style-name="T7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2.926cm" svg:y="10.941cm">
            <text:p text:style-name="P6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0.941cm">
            <text:p text:style-name="P6"><text:span text:style-name="T26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2.926cm" svg:y="12.058cm">
            <text:p text:style-name="P6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2.058cm">
            <text:p text:style-name="P6"><text:span text:style-name="T31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2.926cm" svg:y="10.915cm">
            <text:p text:style-name="P6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0.915cm">
            <text:p text:style-name="P6"><text:span text:style-name="T7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2.926cm" svg:y="10.941cm">
            <text:p text:style-name="P6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0.941cm">
            <text:p text:style-name="P6"><text:span text:style-name="T13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2.926cm" svg:y="12.058cm">
            <text:p text:style-name="P6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2.058cm">
            <text:p text:style-name="P6"><text:span text:style-name="T7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2.926cm" svg:y="13.201cm">
            <text:p text:style-name="P6">rwxrwxrw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8.387cm" svg:y="13.201cm">
            <text:p text:style-name="P6"><text:span text:style-name="T31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51" draw:text-style-name="P68" draw:layer="layout" svg:width="7.366cm" svg:height="0.762cm" svg:x="15.859cm" svg:y="13.064cm">
          <text:p text:style-name="P67"><text:span text:style-name="T36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9" draw:text-style-name="P57" draw:layer="layout" svg:width="5.461cm" svg:height="1.143cm" svg:x="14.335cm" svg:y="15.604cm">
            <text:p text:style-name="P6"><text:span text:style-name="T26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9.796cm" svg:y="15.604cm">
            <text:p text:style-name="P6"><text:span text:style-name="T8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4.335cm" svg:y="14.461cm">
            <text:p text:style-name="P6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9.796cm" svg:y="14.461cm">
            <text:p text:style-name="P6"><text:span text:style-name="T4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4.335cm" svg:y="16.747cm">
            <text:p text:style-name="P6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9.796cm" svg:y="16.747cm">
            <text:p text:style-name="P6"><text:span text:style-name="T13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9" draw:text-style-name="P57" draw:layer="layout" svg:width="5.461cm" svg:height="1.143cm" svg:x="14.335cm" svg:y="17.89cm">
            <text:p text:style-name="P6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0" draw:text-style-name="P65" draw:layer="layout" svg:width="5.461cm" svg:height="1.143cm" svg:x="19.796cm" svg:y="17.89cm">
            <text:p text:style-name="P6"><text:span text:style-name="T7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49" draw:text-style-name="P57" draw:layer="layout" svg:width="5.461cm" svg:height="1.143cm" svg:x="2.905cm" svg:y="2.143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2.143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5cm" svg:y="2.169cm">
              <text:p text:style-name="P6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2.169cm">
              <text:p text:style-name="P6"><text:span text:style-name="T4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5cm" svg:y="4.403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4.403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5cm" svg:y="4.429cm">
              <text:p text:style-name="P6">&lt;=2048**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4.429cm">
              <text:p text:style-name="P6"><text:span text:style-name="T26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6cm" svg:y="6.73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7cm" svg:y="6.73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6cm" svg:y="6.756cm">
              <text:p text:style-name="P6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7cm" svg:y="6.756cm">
              <text:p text:style-name="P6"><text:span text:style-name="T31">Character string of the object name (basename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5cm" svg:y="3.286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3.286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5cm" svg:y="3.312cm">
              <text:p text:style-name="P6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3.312cm">
              <text:p text:style-name="P6"><text:span text:style-name="T35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6cm" svg:y="7.899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7cm" svg:y="7.899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6cm" svg:y="7.925cm">
              <text:p text:style-name="P6"><text:span text:style-name="T7">“</text:span><text:span text:style-name="T7">dirpath of object”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7cm" svg:y="7.925cm">
              <text:p text:style-name="P6"><text:span text:style-name="T26">Character string of the object directory pat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5cm" svg:y="5.572cm">
              <text:p text:style-name="P6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5.572cm">
              <text:p text:style-name="P6"><text:span text:style-name="T7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9" draw:text-style-name="P57" draw:layer="layout" svg:width="5.461cm" svg:height="1.143cm" svg:x="2.905cm" svg:y="5.598cm">
              <text:p text:style-name="P6">xxxxx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0" draw:text-style-name="P65" draw:layer="layout" svg:width="5.461cm" svg:height="1.143cm" svg:x="8.366cm" svg:y="5.598cm">
              <text:p text:style-name="P6"><text:span text:style-name="T26">Length of the dirpath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frame draw:style-name="gr56" draw:text-style-name="P74" draw:layer="layout" svg:width="11.303cm" svg:height="4.463cm" svg:x="2.905cm" svg:y="15.968cm">
          <draw:text-box>
            <text:p><text:span text:style-name="T30">* a stand-in for the user number. <text:s/>With the cooperation between Microsoft, Apple and Google, this may be a globally unique string.</text:span></text:p>
            <text:p><text:span text:style-name="T30">** 2048 bytes is an arbitrary number, it should probably be at least 4096</text:span></text:p>
          </draw:text-box>
        </draw:frame>
        <draw:custom-shape draw:style-name="gr2" draw:text-style-name="P76" draw:layer="layout" svg:width="2.54cm" svg:height="0.635cm" svg:x="23.352cm" svg:y="1.254cm">
          <text:p text:style-name="P75"><text:span text:style-name="T21">Page </text:span><text:span text:style-name="T21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24cm" svg:height="0.635cm" draw:transform="rotate (1.5707963267949) translate (1.127cm 16.367cm)">
          <text:p text:style-name="P3"><text:span text:style-name="T3">© 2022 Robert E. Novak, Sea2clou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2a6099" draw:start-intensity="100%" draw:end-intensity="100%" draw:angle="0deg" draw:border="0%"/>
    <draw:gradient draw:name="Gradient_20_6" draw:display-name="Gradient 6" draw:style="linear" draw:start-color="#ffffd7" draw:end-color="#dee6e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linear" draw:start="0%" draw:end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6-22T12:28:31.582742422</dc:date>
    <meta:editing-duration>PT1H1M36S</meta:editing-duration>
    <meta:editing-cycles>12</meta:editing-cycles>
    <meta:generator>LibreOffice/7.3.3.2$Linux_AARCH64 LibreOffice_project/30$Build-2</meta:generator>
    <dc:creator>Robert Novak</dc:creator>
    <meta:document-statistic meta:object-count="490"/>
  </office:meta>
</office:document-meta>
</file>